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59cm"/>
    </style:style>
    <style:style style:name="Tabla1.B" style:family="table-column">
      <style:table-column-properties style:column-width="6.454cm"/>
    </style:style>
    <style:style style:name="Tabla1.C" style:family="table-column">
      <style:table-column-properties style:column-width="6.087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text-align="start" style:justify-single-word="false"/>
      <style:text-properties style:font-name="Liberation Sans" fo:font-size="12pt" officeooo:rsid="00036420" officeooo:paragraph-rsid="00036420" style:font-size-asian="12pt" style:font-size-complex="12pt"/>
    </style:style>
    <style:style style:name="P2" style:family="paragraph" style:parent-style-name="Heading_20_3">
      <style:paragraph-properties fo:text-align="start" style:justify-single-word="false"/>
      <style:text-properties style:font-name="Liberation Sans" fo:font-size="12pt" fo:font-weight="bold" officeooo:rsid="00036420" officeooo:paragraph-rsid="00036420" style:font-size-asian="12pt" style:font-size-complex="12pt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Standard">
      <style:paragraph-properties fo:text-align="center" style:justify-single-word="false"/>
      <style:text-properties officeooo:rsid="00036420" officeooo:paragraph-rsid="00036420"/>
    </style:style>
    <style:style style:name="P6" style:family="paragraph" style:parent-style-name="Standard">
      <style:paragraph-properties fo:text-align="start" style:justify-single-word="false"/>
      <style:text-properties officeooo:rsid="00036420" officeooo:paragraph-rsid="00036420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officeooo:rsid="00036420" officeooo:paragraph-rsid="00036420" style:font-size-asian="12pt" style:font-size-complex="12pt"/>
    </style:style>
    <style:style style:name="P8" style:family="paragraph" style:parent-style-name="Table_20_Contents">
      <style:paragraph-properties fo:margin-top="0cm" fo:margin-bottom="0.247cm" style:contextual-spacing="false" fo:line-height="114%"/>
    </style:style>
    <style:style style:name="P9" style:family="paragraph" style:parent-style-name="Table_20_Contents">
      <style:paragraph-properties fo:margin-top="0cm" fo:margin-bottom="0cm" style:contextual-spacing="false" fo:line-height="114%"/>
    </style:style>
    <style:style style:name="P10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size="10pt" style:font-size-asian="10pt" style:font-size-complex="10pt"/>
    </style:style>
    <style:style style:name="P11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size="10pt" fo:font-weight="bold" style:font-size-asian="10pt" style:font-size-complex="10pt"/>
    </style:style>
    <style:style style:name="P12" style:family="paragraph" style:parent-style-name="Text_20_body" style:list-style-name="L1"/>
    <style:style style:name="P13" style:family="paragraph" style:parent-style-name="Text_20_body">
      <style:text-properties style:font-name="Liberation Sans" fo:font-size="12pt" style:font-size-asian="12pt" style:font-size-complex="12pt"/>
    </style:style>
    <style:style style:name="P14" style:family="paragraph" style:parent-style-name="Text_20_body" style:list-style-name="L2"/>
    <style:style style:name="T1" style:family="text">
      <style:text-properties officeooo:rsid="000484e2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size="10pt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size-complex="10pt"/>
    </style:style>
    <style:style style:name="T8" style:family="text">
      <style:text-properties fo:font-size="10pt" fo:font-style="italic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12pt" fo:font-style="italic" style:font-size-asian="12pt" style:font-size-complex="12pt"/>
    </style:style>
    <style:style style:name="T12" style:family="text">
      <style:text-properties style:font-name="aakar" fo:font-size="12pt" fo:font-weight="bold" style:font-size-asian="12pt" style:font-size-complex="12pt"/>
    </style:style>
    <style:style style:name="T13" style:family="text">
      <style:text-properties style:font-name="aakar" fo:font-size="12pt" style:font-size-asian="12pt" style:font-size-complex="12pt"/>
    </style:style>
    <style:style style:name="T14" style:family="text">
      <style:text-properties style:font-name="aakar" fo:font-size="12pt" fo:font-style="italic" style:font-size-asian="12pt" style:font-size-complex="12pt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size="12pt" fo:font-weight="bold" style:font-size-asian="12pt" style:font-size-complex="12pt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fo:font-style="italic" style:font-size-asian="12pt" style:font-size-complex="12pt"/>
    </style:style>
    <style:style style:name="T19" style:family="text">
      <style:text-properties style:font-name="Liberation Sans" fo:font-weight="bold"/>
    </style:style>
    <style:style style:name="T20" style:family="text">
      <style:text-properties officeooo:rsid="0005ed9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A <text:span text:style-name="T1">URL NOTICIA A VOZ<text:tab/></text:span></text:p>
      <text:p text:style-name="P5"/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9"><text:span text:style-name="Strong_20_Emphasis"><text:span text:style-name="T3">Área Técnica</text:span></text:span></text:p>
            </table:table-cell>
            <table:table-cell table:style-name="Tabla1.A1" office:value-type="string">
              <text:p text:style-name="P9"><text:span text:style-name="Strong_20_Emphasis"><text:span text:style-name="T3">Habilidad Demostrada</text:span></text:span></text:p>
            </table:table-cell>
            <table:table-cell table:style-name="Tabla1.A1" office:value-type="string">
              <text:p text:style-name="P9"><text:span text:style-name="Strong_20_Emphasis"><text:span text:style-name="T3">Beneficio para el CV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1">Integración de Librerías (API)</text:p>
          </table:table-cell>
          <table:table-cell table:style-name="Tabla1.A1" office:value-type="string">
            <text:p text:style-name="P8"><text:span text:style-name="T3">Uso e interconexión de tres librerías de terceros (</text:span><text:span text:style-name="Source_20_Text"><text:span text:style-name="T3">newspaper</text:span></text:span><text:span text:style-name="T3">, </text:span><text:span text:style-name="Source_20_Text"><text:span text:style-name="T3">gTTS</text:span></text:span><text:span text:style-name="T3">, </text:span><text:span text:style-name="Source_20_Text"><text:span text:style-name="T3">playsound</text:span></text:span><text:span text:style-name="T3">, </text:span><text:span text:style-name="Source_20_Text"><text:span text:style-name="T3">tkinter</text:span></text:span><text:span text:style-name="T3">).</text:span></text:p>
          </table:table-cell>
          <table:table-cell table:style-name="Tabla1.A1" office:value-type="string">
            <text:p text:style-name="P10">Muestra la capacidad de <text:span text:style-name="T4">integrar soluciones de terceros</text:span> y leer documentación API externa.</text:p>
          </table:table-cell>
        </table:table-row>
        <table:table-row>
          <table:table-cell table:style-name="Tabla1.A1" office:value-type="string">
            <text:p text:style-name="P11">Arquitectura de Software</text:p>
          </table:table-cell>
          <table:table-cell table:style-name="Tabla1.A1" office:value-type="string">
            <text:p text:style-name="P8"><text:span text:style-name="T3">Diseño modular del código (funciones </text:span><text:span text:style-name="Source_20_Text"><text:span text:style-name="T3">extraer_noticia</text:span></text:span><text:span text:style-name="T3">, </text:span><text:span text:style-name="Source_20_Text"><text:span text:style-name="T3">generar_audio</text:span></text:span><text:span text:style-name="T3">, </text:span><text:span text:style-name="Source_20_Text"><text:span text:style-name="T3">convertir_a_voz</text:span></text:span><text:span text:style-name="T3">).</text:span></text:p>
          </table:table-cell>
          <table:table-cell table:style-name="Tabla1.A1" office:value-type="string">
            <text:p text:style-name="P10">Demuestra la aplicación del principio <text:span text:style-name="T4">SOLID</text:span> de Responsabilidad Única (SRP), haciendo el código mantenible y testeable.</text:p>
          </table:table-cell>
        </table:table-row>
        <table:table-row>
          <table:table-cell table:style-name="Tabla1.A1" office:value-type="string">
            <text:p text:style-name="P11">Manejo de Errores</text:p>
          </table:table-cell>
          <table:table-cell table:style-name="Tabla1.A1" office:value-type="string">
            <text:p text:style-name="P8"><text:span text:style-name="T3">Implementación de bloques </text:span><text:span text:style-name="Source_20_Text"><text:span text:style-name="T3">try-except</text:span></text:span><text:span text:style-name="T3"> y </text:span><text:span text:style-name="Source_20_Text"><text:span text:style-name="T3">messagebox</text:span></text:span><text:span text:style-name="T3"> para gestionar URL inválidas, fallos de conexión o problemas de reproducción de audio.</text:span></text:p>
          </table:table-cell>
          <table:table-cell table:style-name="Tabla1.A1" office:value-type="string">
            <text:p text:style-name="P10">Muestra un enfoque <text:span text:style-name="T4">defensivo</text:span> en la programación y atención a la <text:span text:style-name="T4">experiencia del usuario</text:span>.</text:p>
          </table:table-cell>
        </table:table-row>
        <table:table-row>
          <table:table-cell table:style-name="Tabla1.A1" office:value-type="string">
            <text:p text:style-name="P11">Desarrollo Frontend</text:p>
          </table:table-cell>
          <table:table-cell table:style-name="Tabla1.A1" office:value-type="string">
            <text:p text:style-name="P8"><text:span text:style-name="T3">Creación de una Interfaz Gráfica de Usuario (GUI) funcional utilizando </text:span><text:span text:style-name="Source_20_Text"><text:span text:style-name="T3">tkinter</text:span></text:span><text:span text:style-name="T3">.</text:span></text:p>
          </table:table-cell>
          <table:table-cell table:style-name="Tabla1.A1" office:value-type="string">
            <text:p text:style-name="P10">Demuestra conocimientos básicos de <text:span text:style-name="T4">Desarrollo de Interfaz de Usuario</text:span> y manejo de <text:span text:style-name="T5">event-driven programming</text:span>.</text:p>
          </table:table-cell>
        </table:table-row>
        <table:table-row>
          <table:table-cell table:style-name="Tabla1.A1" office:value-type="string">
            <text:p text:style-name="P11">Procesamiento de Lenguaje Natural (NLP)</text:p>
          </table:table-cell>
          <table:table-cell table:style-name="Tabla1.A1" office:value-type="string">
            <text:p text:style-name="P8"><text:span text:style-name="T3">Uso de </text:span><text:span text:style-name="Source_20_Text"><text:span text:style-name="T3">nltk.download("punkt")</text:span></text:span><text:span text:style-name="T3"> y la funcionalidad de </text:span><text:span text:style-name="Source_20_Text"><text:span text:style-name="T3">newspaper</text:span></text:span><text:span text:style-name="T3"> para limpiar y extraer texto de una estructura web compleja.</text:span></text:p>
          </table:table-cell>
          <table:table-cell table:style-name="Tabla1.A1" office:value-type="string">
            <text:p text:style-name="P10">Agrega una dimensión de <text:span text:style-name="T4">ciencia de datos/NLP</text:span> al perfil, más allá del desarrollo web puro.</text:p>
          </table:table-cell>
        </table:table-row>
      </table:table>
      <text:p text:style-name="P6"/>
      <text:p text:style-name="P5"/>
      <text:h text:style-name="P1" text:outline-level="3">2. Aspectos de Código Destacables</text:h>
      <text:p text:style-name="P13">En un CV o repositorio de GitHub, puedes destacar específicamente estos puntos de calidad del código:</text:p>
      <text:list xml:id="list760349113" text:style-name="L1">
        <text:list-item>
          <text:p text:style-name="P12"><text:span text:style-name="T16">Modularidad y Claridad:</text:span><text:span text:style-name="T17"> El código está dividido en funciones específicas para cada tarea (</text:span><text:span text:style-name="Source_20_Text"><text:span text:style-name="T17">extraer_noticia</text:span></text:span><text:span text:style-name="T17">, </text:span><text:span text:style-name="Source_20_Text"><text:span text:style-name="T17">generar_audio</text:span></text:span><text:span text:style-name="T17">), lo cual facilita la depuración y la extensión futura.</text:span></text:p>
        </text:list-item>
        <text:list-item>
          <text:p text:style-name="P12"><text:span text:style-name="T16">Gestión de Dependencias:</text:span><text:span text:style-name="T17"> El uso de </text:span><text:span text:style-name="Source_20_Text"><text:span text:style-name="T17">nltk.download("punkt")</text:span></text:span><text:span text:style-name="T17"> garantiza que el recurso esencial para la tokenización esté disponible, asegurando la robustez de la extracción del texto.</text:span></text:p>
        </text:list-item>
        <text:list-item>
          <text:p text:style-name="P12"><text:span text:style-name="T16">Buena Práctica en GUI:</text:span><text:span text:style-name="T17"> El uso de </text:span><text:span text:style-name="Source_20_Text"><text:span text:style-name="T17">lambda</text:span></text:span><text:span text:style-name="T17"> en el botón de reproducción (</text:span><text:span text:style-name="Source_20_Text"><text:span text:style-name="T17">command=lambda: reproducir_audio("noticia.mp3")</text:span></text:span><text:span text:style-name="T17">) es una práctica correcta para pasar argumentos a </text:span><text:span text:style-name="T18">callbacks</text:span><text:span text:style-name="T17"> de </text:span><text:span text:style-name="Source_20_Text"><text:span text:style-name="T17">tkinter</text:span></text:span><text:span text:style-name="T17">.</text:span></text:p>
        </text:list-item>
      </text:list>
      <text:h text:style-name="P2" text:outline-level="3"><text:span text:style-name="T20">3. </text:span>Archivos adicionales en GitHub (Esenciales)</text:h>
      <text:list xml:id="list3637399452" text:style-name="L2">
        <text:list-item>
          <text:p text:style-name="P14"><text:span text:style-name="Source_20_Text"><text:span text:style-name="T16">README.md</text:span></text:span><text:span text:style-name="T16">:</text:span><text:span text:style-name="T17"> Debe describir el proyecto, cómo instalar las dependencias (</text:span><text:span text:style-name="Source_20_Text"><text:span text:style-name="T17">pip install -r requirements.txt</text:span></text:span><text:span text:style-name="T17">) y cómo ejecutarlo.</text:span></text:p>
        </text:list-item>
        <text:list-item>
          <text:p text:style-name="P14"><text:soft-page-break/><text:span text:style-name="Source_20_Text"><text:span text:style-name="T16">requirements.txt</text:span></text:span><text:span text:style-name="T16">:</text:span><text:span text:style-name="T17"> Lista de dependencias del proyecto:</text:span></text:p>
          <text:p text:style-name="P3"><text:span text:style-name="Source_20_Text"><text:span text:style-name="T17">tkinter</text:span></text:span></text:p>
          <text:p text:style-name="P3"><text:span text:style-name="Source_20_Text"><text:span text:style-name="T17">newspaper3k</text:span></text:span></text:p>
          <text:p text:style-name="P3"><text:span text:style-name="Source_20_Text"><text:span text:style-name="T17">gTTS</text:span></text:span></text:p>
          <text:p text:style-name="P3"><text:span text:style-name="Source_20_Text"><text:span text:style-name="T17">playsound</text:span></text:span></text:p>
          <text:p text:style-name="P4"><text:span text:style-name="Source_20_Text"><text:span text:style-name="T17">nltk</text:span>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8:34:02.934028325</meta:creation-date>
    <dc:date>2025-12-11T19:41:20.120785230</dc:date>
    <meta:editing-duration>PT22M11S</meta:editing-duration>
    <meta:editing-cycles>1</meta:editing-cycles>
    <meta:document-statistic meta:table-count="1" meta:image-count="0" meta:object-count="0" meta:page-count="2" meta:paragraph-count="32" meta:word-count="304" meta:character-count="2150" meta:non-whitespace-character-count="1882"/>
    <meta:generator>LibreOffice/7.3.7.2$Linux_X86_64 LibreOffice_project/30$Build-2</meta:generator>
  </office:meta>
</office:document-meta>
</file>